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magine 1" text:anchor-type="as-char" svg:x="0in" svg:y="0in" svg:width="6.68333in" svg:height="6.68333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8631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paragraph-properties fo:text-align="center"/>
      <style:text-properties fo:font-size="48pt" style:font-size-asian="48pt" style:font-size-complex="48pt"/>
    </style:style>
    <style:style style:name="P3" style:parent-style-name="Intestazione" style:family="paragraph">
      <style:paragraph-properties fo:text-align="center"/>
      <style:text-properties fo:font-size="48pt" style:font-size-asian="48pt" style:font-size-complex="48pt"/>
    </style:style>
    <style:style style:name="P4" style:parent-style-name="Intestazione" style:family="paragraph">
      <style:paragraph-properties fo:text-align="center"/>
      <style:text-properties fo:font-size="48pt" style:font-size-asian="48pt" style:font-size-complex="48pt"/>
    </style:style>
  </office:automatic-styles>
  <office:master-styles>
    <style:master-page style:name="MP0" style:page-layout-name="PL0">
      <style:header>
        <text:p text:style-name="P2">Storm peaks</text:p>
        <text:p text:style-name="P3">z=sin(5x)*cos(5y)*1/5</text:p>
        <text:p text:style-name="P4"/>
      </style:header>
      <style:footer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miano Perri</meta:initial-creator>
    <dc:creator>Damiano Perri</dc:creator>
    <meta:creation-date>2022-01-16T16:08:00Z</meta:creation-date>
    <dc:date>2022-01-16T23:33:00Z</dc:date>
    <meta:print-date>2022-01-16T16:16:00Z</meta:print-date>
    <meta:template xlink:href="Normal.dotm" xlink:type="simple"/>
    <meta:editing-cycles>2</meta:editing-cycles>
    <meta:editing-duration>PT26700S</meta:editing-duration>
    <meta:document-statistic meta:page-count="1" meta:paragraph-count="1" meta:word-count="0" meta:character-count="1" meta:row-count="1" meta:non-whitespace-character-count="1"/>
  </office:meta>
</office:document-meta>
</file>